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line-height="5%" fo:text-align="end" style:justify-single-word="false"/>
      <style:text-properties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fo:color="#a6a6a6"/>
    </style:style>
    <style:style style:name="P4" style:family="paragraph" style:parent-style-name="Standard">
      <style:text-properties fo:color="#000000"/>
    </style:style>
    <style:style style:name="P5" style:family="paragraph" style:parent-style-name="Standard">
      <style:text-properties fo:color="#000000" officeooo:paragraph-rsid="0010dc21"/>
    </style:style>
    <style:style style:name="P6" style:family="paragraph" style:parent-style-name="Standard">
      <style:text-properties officeooo:rsid="0012f8e5" officeooo:paragraph-rsid="002622f4"/>
    </style:style>
    <style:style style:name="P7" style:family="paragraph" style:parent-style-name="Standard">
      <style:text-properties officeooo:paragraph-rsid="00082567"/>
    </style:style>
    <style:style style:name="P8" style:family="paragraph" style:parent-style-name="Standard">
      <style:text-properties officeooo:paragraph-rsid="001dac5a"/>
    </style:style>
    <style:style style:name="P9" style:family="paragraph" style:parent-style-name="Standard">
      <style:text-properties officeooo:rsid="000bc6f0" officeooo:paragraph-rsid="000bc6f0"/>
    </style:style>
    <style:style style:name="P10" style:family="paragraph" style:parent-style-name="Standard">
      <style:text-properties officeooo:rsid="000bc6f0" officeooo:paragraph-rsid="0021c629"/>
    </style:style>
    <style:style style:name="P11" style:family="paragraph" style:parent-style-name="Standard">
      <style:text-properties officeooo:rsid="000bc6f0" officeooo:paragraph-rsid="002b69ed"/>
    </style:style>
    <style:style style:name="P12" style:family="paragraph" style:parent-style-name="Standard">
      <style:text-properties officeooo:rsid="002438d2" officeooo:paragraph-rsid="002438d2"/>
    </style:style>
    <style:style style:name="P13" style:family="paragraph" style:parent-style-name="Standard">
      <style:text-properties fo:color="#ff4000" officeooo:rsid="002af674" officeooo:paragraph-rsid="002af674"/>
    </style:style>
    <style:style style:name="P14" style:family="paragraph" style:parent-style-name="Standard">
      <style:text-properties officeooo:rsid="002c2818" officeooo:paragraph-rsid="002c2818"/>
    </style:style>
    <style:style style:name="P15" style:family="paragraph" style:parent-style-name="Standard">
      <style:text-properties officeooo:rsid="002e3c82" officeooo:paragraph-rsid="002e3c82"/>
    </style:style>
    <style:style style:name="P16" style:family="paragraph" style:parent-style-name="Standard">
      <style:text-properties officeooo:rsid="003904d7" officeooo:paragraph-rsid="003904d7"/>
    </style:style>
    <style:style style:name="P17" style:family="paragraph" style:parent-style-name="Standard">
      <style:text-properties officeooo:rsid="00398350" officeooo:paragraph-rsid="00398350"/>
    </style:style>
    <style:style style:name="P18" style:family="paragraph" style:parent-style-name="Standard">
      <style:text-properties officeooo:rsid="003b8c3a" officeooo:paragraph-rsid="003b8c3a"/>
    </style:style>
    <style:style style:name="P19" style:family="paragraph" style:parent-style-name="Standard">
      <style:text-properties fo:color="#c9211e" officeooo:rsid="004237e0" officeooo:paragraph-rsid="004237e0"/>
    </style:style>
    <style:style style:name="P20" style:family="paragraph" style:parent-style-name="Text_20_body">
      <style:paragraph-properties fo:margin-left="0.028in" fo:margin-right="0in" fo:line-height="0.148in" fo:text-indent="0in" style:auto-text-indent="false"/>
    </style:style>
    <style:style style:name="P21" style:family="paragraph" style:parent-style-name="Subtitle">
      <style:text-properties fo:language="en" fo:country="US"/>
    </style:style>
    <style:style style:name="P22" style:family="paragraph" style:parent-style-name="Title" style:master-page-name="Standard">
      <style:paragraph-properties fo:text-align="center" style:justify-single-word="false" style:page-number="1"/>
      <style:text-properties style:text-scale="105%"/>
    </style:style>
    <style:style style:name="P23" style:family="paragraph" style:parent-style-name="Heading_20_1" style:list-style-name="WWNum5"/>
    <style:style style:name="P24" style:family="paragraph" style:parent-style-name="Heading_20_1" style:list-style-name="WWNum5">
      <style:text-properties officeooo:paragraph-rsid="001561cc"/>
    </style:style>
    <style:style style:name="P25" style:family="paragraph" style:parent-style-name="Heading_20_1" style:list-style-name="WWNum5">
      <style:text-properties fo:color="#a6a6a6"/>
    </style:style>
    <style:style style:name="P26" style:family="paragraph" style:parent-style-name="Heading_20_2" style:list-style-name="WWNum5"/>
    <style:style style:name="P27" style:family="paragraph" style:parent-style-name="Heading_20_2" style:list-style-name="WWNum5">
      <style:text-properties fo:color="#000000"/>
    </style:style>
    <style:style style:name="P28" style:family="paragraph" style:parent-style-name="Heading_20_3" style:list-style-name="WWNum5">
      <style:text-properties fo:color="#a6a6a6"/>
    </style:style>
    <style:style style:name="P29" style:family="paragraph" style:parent-style-name="Standard" style:list-style-name="L1">
      <style:text-properties officeooo:paragraph-rsid="002d35d2"/>
    </style:style>
    <style:style style:name="P30" style:family="paragraph" style:parent-style-name="Standard" style:list-style-name="L1">
      <style:text-properties officeooo:paragraph-rsid="0021c629"/>
    </style:style>
    <style:style style:name="P31" style:family="paragraph" style:parent-style-name="Standard" style:list-style-name="L1">
      <style:text-properties officeooo:rsid="0021c629" officeooo:paragraph-rsid="0021c629"/>
    </style:style>
    <style:style style:name="P32" style:family="paragraph" style:parent-style-name="Standard" style:list-style-name="L1">
      <style:text-properties officeooo:rsid="0021c629" officeooo:paragraph-rsid="002d35d2"/>
    </style:style>
    <style:style style:name="P33" style:family="paragraph" style:parent-style-name="Standard" style:list-style-name="L1">
      <style:text-properties officeooo:rsid="0021c629" officeooo:paragraph-rsid="002d3dc8"/>
    </style:style>
    <style:style style:name="P34" style:family="paragraph" style:parent-style-name="Standard" style:list-style-name="L1">
      <style:text-properties officeooo:rsid="0021c629" officeooo:paragraph-rsid="00592092"/>
    </style:style>
    <style:style style:name="P35" style:family="paragraph" style:parent-style-name="Standard" style:list-style-name="L1">
      <style:text-properties fo:color="#ff4000" officeooo:rsid="002af674" officeooo:paragraph-rsid="002af674"/>
    </style:style>
    <style:style style:name="P36" style:family="paragraph" style:parent-style-name="Standard" style:list-style-name="L1">
      <style:text-properties fo:color="#ff4000" officeooo:rsid="002af674" officeooo:paragraph-rsid="002d35d2"/>
    </style:style>
    <style:style style:name="P37" style:family="paragraph" style:parent-style-name="Standard">
      <style:text-properties officeooo:paragraph-rsid="00456f62"/>
    </style:style>
    <style:style style:name="P38" style:family="paragraph" style:parent-style-name="Standard">
      <style:text-properties fo:color="#000000" officeooo:rsid="002b69ed" officeooo:paragraph-rsid="00662178"/>
    </style:style>
    <style:style style:name="P39" style:family="paragraph" style:parent-style-name="Standard">
      <style:text-properties officeooo:paragraph-rsid="002438d2"/>
    </style:style>
    <style:style style:name="P40" style:family="paragraph" style:parent-style-name="Standard">
      <style:text-properties officeooo:rsid="00114c13" officeooo:paragraph-rsid="002e3c82"/>
    </style:style>
    <style:style style:name="P41" style:family="paragraph" style:parent-style-name="Standard">
      <style:text-properties officeooo:rsid="0012f8e5" officeooo:paragraph-rsid="006d8f10"/>
    </style:style>
    <style:style style:name="P42" style:family="paragraph" style:parent-style-name="Standard">
      <style:text-properties officeooo:rsid="007229bc" officeooo:paragraph-rsid="007229bc"/>
    </style:style>
    <style:style style:name="P43" style:family="paragraph" style:parent-style-name="Standard">
      <style:text-properties officeooo:paragraph-rsid="0075aea7"/>
    </style:style>
    <style:style style:name="P44" style:family="paragraph" style:parent-style-name="Standard">
      <style:text-properties officeooo:rsid="001422c4" officeooo:paragraph-rsid="001422c4"/>
    </style:style>
    <style:style style:name="P45" style:family="paragraph" style:parent-style-name="Standard">
      <style:text-properties officeooo:rsid="007bf36b" officeooo:paragraph-rsid="007bf36b"/>
    </style:style>
    <style:style style:name="P46" style:family="paragraph" style:parent-style-name="Standard">
      <style:text-properties officeooo:rsid="007c5720" officeooo:paragraph-rsid="007c5720"/>
    </style:style>
    <style:style style:name="P47" style:family="paragraph" style:parent-style-name="Standard">
      <style:text-properties officeooo:rsid="007d3905" officeooo:paragraph-rsid="008ddbb3"/>
    </style:style>
    <style:style style:name="P48" style:family="paragraph" style:parent-style-name="Standard">
      <style:text-properties officeooo:rsid="007d3905" officeooo:paragraph-rsid="00996927"/>
    </style:style>
    <style:style style:name="P49" style:family="paragraph" style:parent-style-name="Standard">
      <style:text-properties officeooo:rsid="008b1cb3" officeooo:paragraph-rsid="008b1cb3"/>
    </style:style>
    <style:style style:name="P50" style:family="paragraph">
      <loext:graphic-properties draw:fill="none"/>
      <style:paragraph-properties fo:text-align="start"/>
      <style:text-properties fo:font-size="18pt"/>
    </style:style>
    <style:style style:name="T1" style:family="text">
      <style:text-properties officeooo:rsid="0038930c"/>
    </style:style>
    <style:style style:name="T2" style:family="text">
      <style:text-properties fo:color="#a6a6a6"/>
    </style:style>
    <style:style style:name="T3" style:family="text">
      <style:text-properties fo:color="#a6a6a6" fo:font-weight="bold" style:font-weight-asian="bold"/>
    </style:style>
    <style:style style:name="T4" style:family="text">
      <style:text-properties fo:color="#a6a6a6" fo:letter-spacing="0.0154in"/>
    </style:style>
    <style:style style:name="T5" style:family="text">
      <style:text-properties officeooo:rsid="0010dc21"/>
    </style:style>
    <style:style style:name="T6" style:family="text">
      <style:text-properties fo:font-variant="normal" fo:text-transform="none" fo:color="#343a40" style:font-name="apple-system" fo:font-size="11.25pt" fo:letter-spacing="normal" fo:font-style="normal" fo:font-weight="normal" officeooo:rsid="0010dc21"/>
    </style:style>
    <style:style style:name="T7" style:family="text">
      <style:text-properties officeooo:rsid="001acdf7"/>
    </style:style>
    <style:style style:name="T8" style:family="text">
      <style:text-properties officeooo:rsid="00082567"/>
    </style:style>
    <style:style style:name="T9" style:family="text">
      <style:text-properties officeooo:rsid="001b510b"/>
    </style:style>
    <style:style style:name="T10" style:family="text">
      <style:text-properties officeooo:rsid="001bb355"/>
    </style:style>
    <style:style style:name="T11" style:family="text">
      <style:text-properties fo:font-size="10pt" officeooo:rsid="001bb355" style:font-size-asian="10pt"/>
    </style:style>
    <style:style style:name="T12" style:family="text">
      <style:text-properties fo:font-size="10pt" officeooo:rsid="001fa3d9" style:font-size-asian="10pt"/>
    </style:style>
    <style:style style:name="T13" style:family="text">
      <style:text-properties fo:font-size="10pt" officeooo:rsid="00377c22" style:font-size-asian="10pt"/>
    </style:style>
    <style:style style:name="T14" style:family="text">
      <style:text-properties fo:font-size="10pt" officeooo:rsid="00429f70" style:font-size-asian="10pt"/>
    </style:style>
    <style:style style:name="T15" style:family="text">
      <style:text-properties fo:font-size="10pt" officeooo:rsid="005f45f7" style:font-size-asian="10pt"/>
    </style:style>
    <style:style style:name="T16" style:family="text">
      <style:text-properties fo:font-size="10pt" officeooo:rsid="006092f7" style:font-size-asian="10pt"/>
    </style:style>
    <style:style style:name="T17" style:family="text">
      <style:text-properties fo:font-size="10pt" officeooo:rsid="0060ce99" style:font-size-asian="10pt"/>
    </style:style>
    <style:style style:name="T18" style:family="text">
      <style:text-properties fo:font-size="10pt" officeooo:rsid="00667402" style:font-size-asian="10pt"/>
    </style:style>
    <style:style style:name="T19" style:family="text">
      <style:text-properties fo:font-size="10pt" officeooo:rsid="006955f0" style:font-size-asian="10pt"/>
    </style:style>
    <style:style style:name="T20" style:family="text">
      <style:text-properties officeooo:rsid="001dac5a"/>
    </style:style>
    <style:style style:name="T21" style:family="text">
      <style:text-properties officeooo:rsid="001f6974"/>
    </style:style>
    <style:style style:name="T22" style:family="text">
      <style:text-properties officeooo:rsid="00207e4f"/>
    </style:style>
    <style:style style:name="T23" style:family="text">
      <style:text-properties officeooo:rsid="0021c629"/>
    </style:style>
    <style:style style:name="T24" style:family="text">
      <style:text-properties officeooo:rsid="00229872"/>
    </style:style>
    <style:style style:name="T25" style:family="text">
      <style:text-properties officeooo:rsid="0024751d"/>
    </style:style>
    <style:style style:name="T26" style:family="text">
      <style:text-properties fo:color="#c9211e" officeooo:rsid="0024751d"/>
    </style:style>
    <style:style style:name="T27" style:family="text">
      <style:text-properties fo:color="#000000" officeooo:rsid="0024751d"/>
    </style:style>
    <style:style style:name="T28" style:family="text">
      <style:text-properties fo:color="#000000" officeooo:rsid="002585a0"/>
    </style:style>
    <style:style style:name="T29" style:family="text">
      <style:text-properties fo:color="#000000" officeooo:rsid="006d8f10"/>
    </style:style>
    <style:style style:name="T30" style:family="text">
      <style:text-properties fo:color="#000000" officeooo:rsid="00398350"/>
    </style:style>
    <style:style style:name="T31" style:family="text">
      <style:text-properties fo:color="#000000" officeooo:rsid="00704f87"/>
    </style:style>
    <style:style style:name="T32" style:family="text">
      <style:text-properties officeooo:rsid="002d35d2"/>
    </style:style>
    <style:style style:name="T33" style:family="text">
      <style:text-properties style:text-position="sub 58%" officeooo:rsid="002d35d2"/>
    </style:style>
    <style:style style:name="T34" style:family="text">
      <style:text-properties style:text-position="sub 58%" officeooo:rsid="002d3dc8"/>
    </style:style>
    <style:style style:name="T35" style:family="text">
      <style:text-properties style:text-position="0% 100%" officeooo:rsid="002d35d2"/>
    </style:style>
    <style:style style:name="T36" style:family="text">
      <style:text-properties style:text-position="0% 100%" officeooo:rsid="002d3dc8"/>
    </style:style>
    <style:style style:name="T37" style:family="text">
      <style:text-properties style:text-position="0% 100%" officeooo:rsid="00456f62"/>
    </style:style>
    <style:style style:name="T38" style:family="text">
      <style:text-properties style:text-position="0% 100%" officeooo:rsid="0047ba34"/>
    </style:style>
    <style:style style:name="T39" style:family="text">
      <style:text-properties style:text-position="0% 100%" officeooo:rsid="004de96f"/>
    </style:style>
    <style:style style:name="T40" style:family="text">
      <style:text-properties style:text-position="0% 100%" officeooo:rsid="00516b1e"/>
    </style:style>
    <style:style style:name="T41" style:family="text">
      <style:text-properties style:text-position="0% 100%" officeooo:rsid="00592092"/>
    </style:style>
    <style:style style:name="T42" style:family="text">
      <style:text-properties style:text-position="super 58%" officeooo:rsid="00291ad9"/>
    </style:style>
    <style:style style:name="T43" style:family="text">
      <style:text-properties style:text-position="super 58%" officeooo:rsid="002d35d2"/>
    </style:style>
    <style:style style:name="T44" style:family="text">
      <style:text-properties style:text-position="super 58%" officeooo:rsid="005b3a5e"/>
    </style:style>
    <style:style style:name="T45" style:family="text">
      <style:text-properties style:text-position="super 58%" officeooo:rsid="002d3dc8"/>
    </style:style>
    <style:style style:name="T46" style:family="text">
      <style:text-properties officeooo:rsid="002d3dc8"/>
    </style:style>
    <style:style style:name="T47" style:family="text">
      <style:text-properties officeooo:rsid="00347384"/>
    </style:style>
    <style:style style:name="T48" style:family="text">
      <style:text-properties officeooo:rsid="003bda23"/>
    </style:style>
    <style:style style:name="T49" style:family="text">
      <style:text-properties officeooo:rsid="0042ece5"/>
    </style:style>
    <style:style style:name="T50" style:family="text">
      <style:text-properties officeooo:rsid="0044026f"/>
    </style:style>
    <style:style style:name="T51" style:family="text">
      <style:text-properties fo:font-style="italic" officeooo:rsid="0044026f" style:font-style-asian="italic" style:font-style-complex="italic"/>
    </style:style>
    <style:style style:name="T52" style:family="text">
      <style:text-properties fo:font-style="italic" officeooo:rsid="002438d2" style:font-style-asian="italic" style:font-style-complex="italic"/>
    </style:style>
    <style:style style:name="T53" style:family="text">
      <style:text-properties fo:font-style="italic" officeooo:rsid="006a4dfa" style:font-style-asian="italic" style:font-style-complex="italic"/>
    </style:style>
    <style:style style:name="T54" style:family="text">
      <style:text-properties fo:font-style="italic" officeooo:rsid="006b22e3" style:font-style-asian="italic" style:font-style-complex="italic"/>
    </style:style>
    <style:style style:name="T55" style:family="text">
      <style:text-properties officeooo:rsid="00456f62"/>
    </style:style>
    <style:style style:name="T56" style:family="text">
      <style:text-properties officeooo:rsid="004760ec"/>
    </style:style>
    <style:style style:name="T57" style:family="text">
      <style:text-properties officeooo:rsid="0047ba34"/>
    </style:style>
    <style:style style:name="T58" style:family="text">
      <style:text-properties officeooo:rsid="0048b33c"/>
    </style:style>
    <style:style style:name="T59" style:family="text">
      <style:text-properties officeooo:rsid="00592092"/>
    </style:style>
    <style:style style:name="T60" style:family="text">
      <style:text-properties officeooo:rsid="005f45f7"/>
    </style:style>
    <style:style style:name="T61" style:family="text">
      <style:text-properties officeooo:rsid="0062834a"/>
    </style:style>
    <style:style style:name="T62" style:family="text">
      <style:text-properties officeooo:rsid="00662178"/>
    </style:style>
    <style:style style:name="T63" style:family="text">
      <style:text-properties officeooo:rsid="00667402"/>
    </style:style>
    <style:style style:name="T64" style:family="text">
      <style:text-properties officeooo:rsid="002438d2"/>
    </style:style>
    <style:style style:name="T65" style:family="text">
      <style:text-properties officeooo:rsid="0069c945"/>
    </style:style>
    <style:style style:name="T66" style:family="text">
      <style:text-properties officeooo:rsid="006a4dfa"/>
    </style:style>
    <style:style style:name="T67" style:family="text">
      <style:text-properties officeooo:rsid="007403d3"/>
    </style:style>
    <style:style style:name="T68" style:family="text">
      <style:text-properties officeooo:rsid="007500b6"/>
    </style:style>
    <style:style style:name="T69" style:family="text">
      <style:text-properties officeooo:rsid="0075aea7"/>
    </style:style>
    <style:style style:name="T70" style:family="text">
      <style:text-properties officeooo:rsid="007a5507"/>
    </style:style>
    <style:style style:name="T71" style:family="text">
      <style:text-properties officeooo:rsid="007c5720"/>
    </style:style>
    <style:style style:name="T72" style:family="text">
      <style:text-properties officeooo:rsid="007ce83c"/>
    </style:style>
    <style:style style:name="T73" style:family="text">
      <style:text-properties officeooo:rsid="007d3633"/>
    </style:style>
    <style:style style:name="T74" style:family="text">
      <style:text-properties officeooo:rsid="007eef7a"/>
    </style:style>
    <style:style style:name="T75" style:family="text">
      <style:text-properties officeooo:rsid="0081af36"/>
    </style:style>
    <style:style style:name="T76" style:family="text">
      <style:text-properties officeooo:rsid="0087a815"/>
    </style:style>
    <style:style style:name="T77" style:family="text">
      <style:text-properties officeooo:rsid="008ddbb3"/>
    </style:style>
    <style:style style:name="T78" style:family="text">
      <style:text-properties officeooo:rsid="008f01fa"/>
    </style:style>
    <style:style style:name="T79" style:family="text">
      <style:text-properties officeooo:rsid="0091001d"/>
    </style:style>
    <style:style style:name="T80" style:family="text">
      <style:text-properties officeooo:rsid="009233e0"/>
    </style:style>
    <style:style style:name="T81" style:family="text">
      <style:text-properties officeooo:rsid="009584c8"/>
    </style:style>
    <style:style style:name="T82" style:family="text">
      <style:text-properties officeooo:rsid="0095befe"/>
    </style:style>
    <style:style style:name="T83" style:family="text">
      <style:text-properties officeooo:rsid="0099692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econd assignment (40%)</text:p>
      <text:p text:style-name="P21">Simulation for Business Decision Making</text:p>
      <text:p text:style-name="P2">Alexander J. Ohrt</text:p>
      <text:p text:style-name="P2">UPC</text:p>
      <text:p text:style-name="P2">alexander.johansen.ohrt@estudiantat.upc.edu</text:p>
      <text:list xml:id="list624616753" text:style-name="WWNum5">
        <text:list-item>
          <text:h text:style-name="P25" text:outline-level="1">Abstract.</text:h>
        </text:list-item>
      </text:list>
      <text:p text:style-name="P3">A brief and concise description of what is going to be analyzed, the problem and the solution proposed.</text:p>
      <text:p text:style-name="P3">Review the abstract based on the new analysis obtained on the DOE.</text:p>
      <text:list xml:id="list193604996866835" text:continue-numbering="true" text:style-name="WWNum5">
        <text:list-item>
          <text:h text:style-name="P25" text:outline-level="1">System description, introduction.</text:h>
        </text:list-item>
      </text:list>
      <text:p text:style-name="Standard"><text:span text:style-name="T2">This section </text:span><text:span text:style-name="T3">only contains the description of the system to be modeled</text:span><text:span text:style-name="T2"> (not the problem, not the data), other elements must be described on the subsequent sections of the document.</text:span></text:p>
      <text:list xml:id="list193603420966241" text:continue-numbering="true" text:style-name="WWNum5">
        <text:list-item>
          <text:h text:style-name="P25" text:outline-level="1">Problem description.</text:h>
        </text:list-item>
      </text:list>
      <text:p text:style-name="P3">Describe the problem you want to solve using simulation. Be as clear and concise as possible.</text:p>
      <text:list xml:id="list193604849969010" text:continue-numbering="true" text:style-name="WWNum5">
        <text:list-item>
          <text:list>
            <text:list-item>
              <text:h text:style-name="P26" text:outline-level="2"><text:span text:style-name="T2">Hypotheses/Restrictions in the</text:span><text:span text:style-name="T4"> </text:span><text:span text:style-name="T2">model.</text:span></text:h>
              <text:list>
                <text:list-item>
                  <text:h text:style-name="P28" text:outline-level="3">Structural and Simplifying Hypotheses.</text:h>
                </text:list-item>
              </text:list>
            </text:list-item>
          </text:list>
        </text:list-item>
      </text:list>
      <text:p text:style-name="P3"/>
      <text:p text:style-name="P5"><text:span text:style-name="T5">In this assignment we will be focused on the execution and experimentation with the model</text:span><text:span text:style-name="T6">.</text:span></text:p>
      <text:list xml:id="list193603563869396" text:continue-numbering="true" text:style-name="WWNum5">
        <text:list-item>
          <text:h text:style-name="P23" text:outline-level="1">Model specification.</text:h>
        </text:list-item>
      </text:list>
      <text:p text:style-name="P7"><text:span text:style-name="T8">We </text:span><text:span text:style-name="T9">quickly </text:span><text:span text:style-name="T8">review the model we defined in the first assignment. I think the model was defined in a reasonable way and I do not want to make any changes to it at this point. Of course it is a very small model, with a lot of restrictions, which means that it might not be extremely useful in a real practical application. However, </text:span><text:span text:style-name="T14">in</text:span><text:span text:style-name="T8"> the scope of this assignment I believe it is fitting to continue to use this simple model, in order to facilitate better understanding of the concepts to come. <text:s/></text:span><text:span text:style-name="T10">Moreover, this will </text:span><text:span text:style-name="T11">ensure that</text:span><text:span text:style-name="T10"> the experimental design is kept as simple as possible – we will not be including any artifacts that make the experiment complex and difficult to understand. </text:span></text:p>
      <text:list xml:id="list193604006946441" text:continue-numbering="true" text:style-name="WWNum5">
        <text:list-item>
          <text:h text:style-name="P23" text:outline-level="1">Definition of the experimental framework.</text:h>
        </text:list-item>
      </text:list>
      <text:p text:style-name="Standard">Explain the DOE to be used. Detail the process to execute the replications.</text:p>
      <text:p text:style-name="Standard"/>
      <text:p text:style-name="P19">Have a look at the “ceramic strength” example in DOE exercises in Atenea! It looks like it is very similar to what I want to do!!</text:p>
      <text:p text:style-name="Standard"/>
      <text:p text:style-name="P8"><text:span text:style-name="T20">First of all, it is necessary to clearly define the objectives of the experimentation. </text:span><text:span text:style-name="T21">Following the discussion in Assignment 1, the goal is to figure out how to </text:span><text:span text:style-name="T12">maximize</text:span><text:span text:style-name="T21"> the number of customers, among the customers that enter the store, that can be successfully served during the opening hours of the store. </text:span><text:span text:style-name="T22">Thus, we monitor the proportion of successful purchases made during each simulation of the supermarket. The final proportion after concluding the daily simulation is recorded. <text:s/></text:span><text:span text:style-name="T50">In technical terms, we define the </text:span><text:span text:style-name="T51">response variable</text:span><text:span text:style-name="T50"> as the proportion of successful purchases made during the opening hours of the supermarket. </text:span></text:p>
      <text:p text:style-name="Standard"/>
      <text:p text:style-name="P9">The Design of Experiments (DOE) framework that will be used here i<text:span text:style-name="T23">s a </text:span><text:span text:style-name="T35">2</text:span><text:span text:style-name="T42">4</text:span><text:span text:style-name="T23"> factorial design. The factors that will be tested are</text:span></text:p>
      <text:p text:style-name="P9"/>
      <text:list xml:id="list2714689779" text:style-name="L1">
        <text:list-item>
          <text:p text:style-name="P31">Number of manual cashiers; <text:span text:style-name="T24">few or many. </text:span></text:p>
        </text:list-item>
        <text:list-item>
          <text:p text:style-name="P31">Number of automatic cashiers; <text:span text:style-name="T24">few or many.</text:span></text:p>
        </text:list-item>
        <text:list-item>
          <text:p text:style-name="P30"><text:span text:style-name="T23">Speed of manual cashiers, i.e. the speed of the employees; </text:span><text:span text:style-name="T18">low</text:span><text:span text:style-name="T24"> speed or </text:span><text:span text:style-name="T63">high </text:span><text:span text:style-name="T24">speed. </text:span></text:p>
        </text:list-item>
        <text:list-item>
          <text:p text:style-name="P30"><text:soft-page-break/><text:span text:style-name="T23">Speed of automatic cashiers; </text:span><text:span text:style-name="T18">low</text:span><text:span text:style-name="T24"> speed or </text:span><text:span text:style-name="T18">high</text:span><text:span text:style-name="T24"> speed. </text:span></text:p>
        </text:list-item>
        <text:list-item>
          <text:p text:style-name="P35">Arrival time of the customers (this cannot be optimized, but can be interesting to learn something about anyway). </text:p>
        </text:list-item>
      </text:list>
      <text:p text:style-name="P13"/>
      <text:p text:style-name="P38">This yields 2<text:span text:style-name="T43">4</text:span> = 16 scenarios which need to be analyzed. <text:span text:style-name="T32">We limit the levels in each factor to two, since the experiment can quickly explode and become very large, </text:span><text:span text:style-name="T49">even </text:span><text:span text:style-name="T32">for this small problem, </text:span><text:span text:style-name="T49">when</text:span><text:span text:style-name="T32"> including more levels. Obviously, this does not give great precision to the experiment</text:span><text:span text:style-name="T47">al design</text:span><text:span text:style-name="T32"> and we cannot </text:span><text:span text:style-name="T47">find statistical evidence </text:span><text:span text:style-name="T32">about any other levels besides the ones we choose. </text:span><text:span text:style-name="T47">However, the idea is that we can define one level as high and one level as low, in each factor, and therefore still be able to explore the response surface, which will allow some understanding of the changes in the response variable depending on the levels. </text:span><text:span text:style-name="T62">Thus, t</text:span><text:span text:style-name="T47">he main advantage of </text:span><text:span text:style-name="T61">restricting </text:span><text:span text:style-name="T47">the levels </text:span><text:span text:style-name="T61">of each factor to two </text:span><text:span text:style-name="T47">is that one can (hopefully) find which factors have the largest impact, with a fraction of the cost of a full factorial design with more levels available to each factor. This facilitates further investigation of the factors that are found to have a large impact later on, if </text:span><text:span text:style-name="T13">this</text:span><text:span text:style-name="T47"> is needed. </text:span></text:p>
      <text:p text:style-name="P38"/>
      <text:p text:style-name="P38"><text:span text:style-name="T47">T</text:span><text:span text:style-name="T32">he levels should be chosen with great care, taking cost, availability and many other factors into account. Since we don’t have any information about such factors, we choose the levels based on experience we gained with the system in Assignment 1. The levels are chosen as follows</text:span></text:p>
      <text:p text:style-name="P11"/>
      <text:list xml:id="list193604097139883" text:continue-numbering="true" text:style-name="L1">
        <text:list-item>
          <text:p text:style-name="P32">Number of manual cashiers <text:span text:style-name="T32">(A)</text:span>: <text:span text:style-name="T32">A</text:span><text:span text:style-name="T43">-</text:span><text:span text:style-name="T32"> = 3 and A</text:span><text:span text:style-name="T44">+</text:span><text:span text:style-name="T33"> </text:span><text:span text:style-name="T35">= </text:span><text:span text:style-name="T40">5</text:span></text:p>
        </text:list-item>
        <text:list-item>
          <text:p text:style-name="P29"><text:span text:style-name="T23">Number of automatic cashiers </text:span><text:span text:style-name="T46">(B)</text:span><text:span text:style-name="T23">; </text:span><text:span text:style-name="T46">B</text:span><text:span text:style-name="T45">-</text:span><text:span text:style-name="T34"> </text:span><text:span text:style-name="T36">= </text:span><text:span text:style-name="T39">1</text:span><text:span text:style-name="T36"> and B</text:span><text:span text:style-name="T44">+</text:span><text:span text:style-name="T34"> </text:span><text:span text:style-name="T36">= </text:span><text:span text:style-name="T39">3</text:span></text:p>
        </text:list-item>
        <text:list-item>
          <text:p text:style-name="P34">Speed of manual cashiers <text:span text:style-name="T46">(C): C</text:span><text:span text:style-name="T43">-</text:span><text:span text:style-name="T32"> = <text:s/></text:span><text:span text:style-name="T37">U[4,8] </text:span><text:span text:style-name="T32">and </text:span><text:span text:style-name="T46">C</text:span><text:span text:style-name="T44">+</text:span><text:span text:style-name="T33"> </text:span><text:span text:style-name="T35">= </text:span><text:span text:style-name="T37">U[2,6]</text:span></text:p>
        </text:list-item>
        <text:list-item>
          <text:p text:style-name="P33">Speed of automatic cashiers <text:span text:style-name="T46">(D)</text:span>; <text:span text:style-name="T46">D</text:span><text:span text:style-name="T43">-</text:span><text:span text:style-name="T32"> = </text:span><text:span text:style-name="T57">Exp(</text:span><text:span text:style-name="T59">6</text:span><text:span text:style-name="T57">)</text:span><text:span text:style-name="T32"> and </text:span><text:span text:style-name="T46">D</text:span><text:span text:style-name="T44">+ </text:span><text:span text:style-name="T35">= </text:span><text:span text:style-name="T38">Exp(</text:span><text:span text:style-name="T41">4</text:span><text:span text:style-name="T38">)</text:span></text:p>
        </text:list-item>
        <text:list-item>
          <text:p text:style-name="P36">Arrival time of the customers (this cannot be optimized, but can be interesting to learn something about anyway). </text:p>
        </text:list-item>
      </text:list>
      <text:p text:style-name="P10"/>
      <text:p text:style-name="P37"><text:span text:style-name="T55">Notice that the levels in the two last factors, concerning the speed of the types of cashiers, are specified using the distribution of time that settling of payment takes. In Assignment 1, we defined the settling time at the manual cashiers as following a uniform distribution from 3 to 7 minutes, I.e. U[3,7]. In this case we decide to test </text:span><text:span text:style-name="T56">(expected)</text:span><text:span text:style-name="T55"> settling times </text:span><text:span text:style-name="T56">shorter and longer than the time that was specified in part 1. In practice, these changes could for example be interpreted as either hiring more experienced cashiers, training the cashiers to be more efficient or increasing the efficiency of the cashier-machine, which leads to the </text:span><text:span text:style-name="T15">high</text:span><text:span text:style-name="T56"> level of the factor, or hiring less experienced cashiers, which leads to the </text:span><text:span text:style-name="T15">low</text:span><text:span text:style-name="T56"> level of the factor. </text:span><text:span text:style-name="T57">A similar description can be done concerning the settling time of the automatic cashiers, which was defined to follow an exponential distribution with mean 6 minutes in Assignment 1, </text:span><text:span text:style-name="T60">i</text:span><text:span text:style-name="T57">.e. Exp(6). </text:span><text:span text:style-name="T58">Here we define the high factor level as Exp(</text:span><text:span text:style-name="T60">4</text:span><text:span text:style-name="T58">) and the low factor level as Exp(</text:span><text:span text:style-name="T60">6</text:span><text:span text:style-name="T58">), where the </text:span><text:span text:style-name="T16">low</text:span><text:span text:style-name="T58"> level could mean keeping the same automatic cashiers in the supermarket and the </text:span><text:span text:style-name="T17">high</text:span><text:span text:style-name="T58"> level could mean buying newer and more efficient automatic cashiers. </text:span></text:p>
      <text:p text:style-name="P12"/>
      <text:p text:style-name="P39"><text:span text:style-name="T64">The system is modeled as a terminate system, because there is a cyclic state that represents the end of the system; the store opens in the morning and closes after 10 hours. The closing time represents the state where we terminate the simulations, and new simulations can be started </text:span><text:span text:style-name="T19">afterwards</text:span><text:span text:style-name="T64">. Because of this, the</text:span><text:span text:style-name="T52"> </text:span><text:span text:style-name="T54">n</text:span><text:span text:style-name="T53"> </text:span><text:span text:style-name="T64">replications will be executed using independent repetitions, simply by simulating the system </text:span><text:span text:style-name="T53">n</text:span><text:span text:style-name="T66"> times </text:span><text:span text:style-name="T64">for each combination of factor levels and recording the result</text:span><text:span text:style-name="T65">s</text:span><text:span text:style-name="T64">. </text:span></text:p>
      <text:p text:style-name="P12"/>
      <text:p text:style-name="P41"><text:span text:style-name="T25">We assume no transient period in the simulations, because the system is terminate and the entire opening interval contains correct values </text:span><text:span text:style-name="T26">(Or perhaps we should delete the values before the first customer is served?! This makes it unnecessary complicated perhaps, but think about it!) </text:span><text:span text:style-name="T27">This means that the replications are recorded as described, without the need to worry about erasing loading periods in each </text:span><text:span text:style-name="T28">replication. </text:span><text:span text:style-name="T29">How many replications are needed for this experimental design? There is no clear theoretically backed answer to this question. We follow the heuristic often used in computing of beginning with 10 replications to get started. Then we need to check that this is enough to get the a priori specified statistical confidence in the results. </text:span><text:span text:style-name="T30">A priori we decide that we want a confidence interval with upper and lower limits within 5% of the sample mean, with a 95% confidence level. This information will be used to calculate the needed number of replications in each scenario, </text:span><text:span text:style-name="T31">after first having run the experiment for 10 replications. </text:span></text:p>
      <text:p text:style-name="P12"/>
      <text:p text:style-name="P15">As a sidenote to the experimental design, blocking will not be necessary since the experiment will be performed by <text:soft-page-break/>me, where all replications will be performed during a relatively short period of time. </text:p>
      <text:p text:style-name="P40"/>
      <text:p text:style-name="P6">Slide 56 in DoE slide set 1, for hvordan DOE can be performed for a system. </text:p>
      <text:p text:style-name="P16"/>
      <text:p text:style-name="P17"/>
      <text:list xml:id="list193603416688895" text:continue-list="list193604006946441" text:style-name="WWNum5">
        <text:list-item>
          <text:h text:style-name="P24" text:outline-level="1">Coding.</text:h>
        </text:list-item>
      </text:list>
      <text:p text:style-name="P3">Codify the mode using Arena or GPSS. If you plant to use any other tool, please consult us.</text:p>
      <text:p text:style-name="Standard">Codify the DOE for the discrete version of the model using the tool. Assure that the number of replications in each scenario are enough.</text:p>
      <text:p text:style-name="Standard"/>
      <text:p text:style-name="P14">The number of replication for each scenario can be calculated by using the formula <draw:frame draw:style-name="fr1" draw:name="Object1" text:anchor-type="as-char" svg:y="-0.172in" svg:width="0.8764in" svg:height="0.2193in" draw:z-index="5"><draw:object xlink:href="./Object 1" xlink:type="simple" xlink:show="embed" xlink:actuate="onLoad"/><draw:image xlink:href="./ObjectReplacements/Object 1" xlink:type="simple" xlink:show="embed" xlink:actuate="onLoad"/></draw:frame>, </text:p>
      <text:p text:style-name="P18">where <draw:frame draw:style-name="fr1" draw:name="Object2" text:anchor-type="as-char" svg:y="-0.172in" svg:width="0.1937in" svg:height="0.2075in" draw:z-index="6"><draw:object xlink:href="./Object 2" xlink:type="simple" xlink:show="embed" xlink:actuate="onLoad"/><draw:image xlink:href="./ObjectReplacements/Object 2" xlink:type="simple" xlink:show="embed" xlink:actuate="onLoad"/></draw:frame><text:span text:style-name="T48">is the total number of replications needed, </text:span><text:span text:style-name="T48"><draw:frame draw:style-name="fr1" draw:name="Object3" text:anchor-type="as-char" svg:y="-0.1484in" svg:width="0.1661in" svg:height="0.1839in" draw:z-index="7"><draw:object xlink:href="./Object 3" xlink:type="simple" xlink:show="embed" xlink:actuate="onLoad"/><draw:image xlink:href="./ObjectReplacements/Object 3" xlink:type="simple" xlink:show="embed" xlink:actuate="onLoad"/></draw:frame></text:span><text:span text:style-name="T48">is the initial number of replications used (10 in this case), </text:span><text:span text:style-name="T48"><draw:frame draw:style-name="fr1" draw:name="Object4" text:anchor-type="as-char" svg:y="-0.1484in" svg:width="0.1661in" svg:height="0.1839in" draw:z-index="8"><draw:object xlink:href="./Object 4" xlink:type="simple" xlink:show="embed" xlink:actuate="onLoad"/><draw:image xlink:href="./ObjectReplacements/Object 4" xlink:type="simple" xlink:show="embed" xlink:actuate="onLoad"/></draw:frame></text:span><text:span text:style-name="T48">is the half-range of the confidence interval obtained with the initial number of replications and </text:span><text:span text:style-name="T48"><draw:frame draw:style-name="fr1" draw:name="Object5" text:anchor-type="as-char" svg:y="-0.172in" svg:width="0.1937in" svg:height="0.2075in" draw:z-index="9"><draw:object xlink:href="./Object 5" xlink:type="simple" xlink:show="embed" xlink:actuate="onLoad"/><draw:image xlink:href="./ObjectReplacements/Object 5" xlink:type="simple" xlink:show="embed" xlink:actuate="onLoad"/></draw:frame></text:span><text:span text:style-name="T48">is the desired half-range (5% of the obtained sample mean in this case). </text:span></text:p>
      <text:list xml:id="list193603967775013" text:continue-numbering="true" text:style-name="WWNum5">
        <text:list-item>
          <text:list>
            <text:list-item>
              <text:h text:style-name="P27" text:outline-level="2">Data.</text:h>
            </text:list-item>
          </text:list>
        </text:list-item>
      </text:list>
      <text:p text:style-name="P4">Describe the data you are going to use in the simulation defining the connection mechanism of this data with the model.</text:p>
      <text:p text:style-name="P4"/>
      <text:p text:style-name="P4"/>
      <text:p text:style-name="P4"/>
      <text:list xml:id="list193605454200288" text:continue-numbering="true" text:style-name="WWNum5">
        <text:list-item>
          <text:h text:style-name="P23" text:outline-level="1">Model validation.</text:h>
        </text:list-item>
      </text:list>
      <text:p text:style-name="P43">Propose some methods to perform a validation of your model.</text:p>
      <text:p text:style-name="Standard">Describe the behavior of the model.<text:tab/></text:p>
      <text:p text:style-name="Standard"/>
      <text:p text:style-name="P44">Model validation. <text:span text:style-name="T7">Select 3 or 4 verification and validation models that can be applied in my context (from the document he showed). </text:span><text:span text:style-name="T83">I HAVE SELECTED 3 BELOW NOW!</text:span></text:p>
      <text:p text:style-name="P47"/>
      <text:p text:style-name="P47"><text:span text:style-name="T77">An informal static validation technique could be Face validation. </text:span><text:span text:style-name="T78">In this technique we ask experts to analyze the conceptual model description and they are (often) able to recognize the correctness of the model. One is focused on the conceptual model, without taking any implementation into account. Thus, this technique (and similar techniques within the same group) are focused on the analysis of the structural assumptions of the model, as well as on analyzing the correctness of the relations. Experts will often be able to point out errors in the assumptions, either if there are any missing assumptions or any assumptions that oversimplify the model. </text:span><text:span text:style-name="T79">In my case I would contact experts in the supermarket sector, or even the more general industrial system sector, in order to get some feedback from them on the conceptual model I have set up and on the assumptions I have made. Then, I would use their feedback to make necessary changes to the model. </text:span><text:span text:style-name="T80">Perhaps I could discuss possible changes with them also, taking my restrictions into account (e.g. when it comes to allowed complexity, budget or time to make the model). </text:span></text:p>
      <text:p text:style-name="P44"/>
      <text:p text:style-name="P45">A formal static model validation technique could be Cause-Effect graphing. In this validation method one is focused on analyzing how the model changes from one state to another, depending on the inputs in the specific state. In this case, since we have both a Petri Net and SDL-model from Assignment 1, we can do this analysis by creating a reachability tree for the former or a reachability graph for the latter. <text:s/><text:span text:style-name="T71">Notice that we in this case are focused on understanding if the model itself is correct, without taking any form of implementation or coding into account. </text:span><text:span text:style-name="T73">This technique provides insights on the structural assumptions. </text:span></text:p>
      <text:p text:style-name="P45"/>
      <text:p text:style-name="P46">The verification process can be performed via different formal techniques. <text:span text:style-name="T72">In this process we are not focused on the conceptual model anymore, even though problems within the conceptual model also can be detected with these techniques, but we are focused on verifying that the implementation of the model is correct. Thus, this provides insights on the structural assumptions. </text:span></text:p>
      <text:p text:style-name="P49"/>
      <text:p text:style-name="P49"><text:soft-page-break/>SKAL IKKE FAKTISK GJØRE VALIDERINGEN!! BARE SKRIV HVILKE JEG ØNSKER Å BRUKE OG HVORDAN JEG VILLE BRUKT DEM FOR MIN MODELL!!!</text:p>
      <text:p text:style-name="P49"/>
      <text:p text:style-name="P48"><text:span text:style-name="T74">— </text:span>Informal static or informal dynamic tests.</text:p>
      <text:p text:style-name="P45"/>
      <text:p text:style-name="P45"/>
      <text:list xml:id="list193603458800814" text:continue-numbering="true" text:style-name="WWNum5">
        <text:list-item>
          <text:h text:style-name="P23" text:outline-level="1">Results /Conclusions.</text:h>
        </text:list-item>
      </text:list>
      <text:p text:style-name="Standard">Be as concise as possible, describe the main conclusions of the analysis done.</text:p>
      <text:p text:style-name="Standard"/>
      <text:p text:style-name="P42">QUESTIONS ???</text:p>
      <text:p text:style-name="P42">- Should the “answer” shown in the 2^k tables be the mean value of all the replications of the system? <text:span text:style-name="T67">Or how is the answer shown in all the examples in the slides obtained? </text:span><text:span text:style-name="T81">YES, ALWAYS THE MEAN OVER THE REPLICATIONS WHEN CALCULATING EFFECTS!</text:span></text:p>
      <text:p text:style-name="P42">- <text:span text:style-name="T68">Verification tests in the Model validation part? </text:span><text:span text:style-name="T70">How should they be done? </text:span><text:span text:style-name="T76">Should I propose some methods and describe how they can be done? Should I do them afterwards? </text:span><text:span text:style-name="T82">ONLY PROPOSE AND DESCRIBE, DO NOT DO THEM. </text:span></text:p>
      <text:p text:style-name="P42">- <text:span text:style-name="T69">What should the Data part of the assignment be?</text:span></text:p>
      <text:p text:style-name="P42">- <text:span text:style-name="T69">How to codify all the experiments of the system? </text:span><text:span text:style-name="T75">Codification in GPSS? </text:span><text:span text:style-name="T82">LECTUREFITXER.GPS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justify" style:justify-single-word="false" fo:orphans="0" fo:widows="0"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2071in" style:auto-text-indent="false"/>
      <style:text-properties style:font-name="Georgia" fo:font-family="Georgia" style:font-family-generic="roman" style:font-pitch="variable" style:font-name-asian="Georgia1" style:font-family-asian="Georgia" style:font-family-generic-asian="system" style:font-pitch-asian="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ubtitle_20_Char" style:display-name="Subtitle Char" style:family="text" style:parent-style-name="Default_20_Paragraph_20_Font">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 style:display-name="ListLabel 2"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3" style:display-name="ListLabel 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4" style:display-name="ListLabel 4"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5" style:display-name="ListLabel 5"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6" style:display-name="ListLabel 6"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7" style:display-name="ListLabel 7"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8" style:display-name="ListLabel 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9" style:display-name="ListLabel 9" style:family="text">
      <style:text-properties fo:font-size="17pt" fo:font-weight="bold" style:font-name-asian="Georgia1" style:font-family-asian="Georgia" style:font-family-generic-asian="system" style:font-pitch-asian="variable" style:font-size-asian="17pt" style:font-weight-asian="bold" style:font-size-complex="17pt" style:font-weight-complex="bold" style:text-scale="116%"/>
    </style:style>
    <style:style style:name="ListLabel_20_10" style:display-name="ListLabel 10" style:family="text">
      <style:text-properties fo:font-size="12pt" fo:font-style="italic" style:font-name-asian="Arial" style:font-family-asian="Arial" style:font-family-generic-asian="system" style:font-pitch-asian="variable" style:font-size-asian="12pt" style:font-style-asian="italic" style:font-size-complex="12pt" style:text-scale="142%"/>
    </style:style>
    <style:style style:name="ListLabel_20_11" style:display-name="ListLabel 11"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79%"/>
    </style:style>
    <style:style style:name="ListLabel_20_12" style:display-name="ListLabel 12"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13" style:display-name="ListLabel 13" style:family="text">
      <style:text-properties fo:font-size="12pt" fo:letter-spacing="-0.0008in" fo:font-weight="bold" style:font-name-asian="Georgia1" style:font-family-asian="Georgia" style:font-family-generic-asian="system" style:font-pitch-asian="variable" style:font-size-asian="12pt" style:font-weight-asian="bold" style:font-size-complex="12pt" style:font-weight-complex="bold" style:text-scale="109%"/>
    </style:style>
    <style:style style:name="ListLabel_20_14" style:display-name="ListLabel 14" style:family="text">
      <style:text-properties fo:font-size="10pt" style:font-name-asian="Arial Unicode MS" style:font-family-asian="'Arial Unicode MS'" style:font-family-generic-asian="system" style:font-pitch-asian="variable" style:font-size-asian="10pt" style:font-size-complex="10pt" style:text-scale="221%"/>
    </style:style>
    <style:style style:name="ListLabel_20_15" style:display-name="ListLabel 15" style:family="text">
      <style:text-properties fo:font-size="12pt" style:font-name-asian="Cambria1" style:font-family-asian="Cambria" style:font-family-generic-asian="system" style:font-pitch-asian="variable" style:font-size-asian="12pt" style:font-size-complex="12pt" style:text-scale="99%"/>
    </style:style>
    <style:style style:name="ListLabel_20_16" style:display-name="ListLabel 16"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17" style:display-name="ListLabel 17"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18" style:display-name="ListLabel 1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19" style:display-name="ListLabel 19"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0" style:display-name="ListLabel 20"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21" style:display-name="ListLabel 21"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22" style:display-name="ListLabel 22"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23" style:display-name="ListLabel 2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24" style:display-name="ListLabel 24" style:family="text">
      <style:text-properties fo:font-size="11pt" style:font-name-asian="Symbol" style:font-family-asian="Symbol" style:font-family-generic-asian="system" style:font-pitch-asian="variable" style:font-size-asian="11pt" style:font-size-complex="11pt" style:text-scale="100%"/>
    </style:style>
    <style:style style:name="ListLabel_20_25" style:display-name="ListLabel 25" style:family="text">
      <style:text-properties fo:color="#365f91" fo:font-size="14pt" fo:letter-spacing="-0.0008in" fo:font-weight="bold" style:font-name-asian="Cambria1" style:font-family-asian="Cambria" style:font-family-generic-asian="system" style:font-pitch-asian="variable" style:font-size-asian="14pt" style:font-weight-asian="bold" style:font-size-complex="14pt" style:font-weight-complex="bold" style:text-scale="100%"/>
    </style:style>
    <style:style style:name="ListLabel_20_26" style:display-name="ListLabel 26" style:family="text">
      <style:text-properties fo:color="#4f81bc" fo:font-size="13pt" fo:letter-spacing="-0.0008in" fo:font-weight="bold" style:font-name-asian="Cambria1" style:font-family-asian="Cambria" style:font-family-generic-asian="system" style:font-pitch-asian="variable" style:font-size-asian="13pt" style:font-weight-asian="bold" style:font-size-complex="13pt" style:font-weight-complex="bold" style:text-scale="99%"/>
    </style:style>
    <style:style style:name="ListLabel_20_27" style:display-name="ListLabel 27" style:family="text">
      <style:text-properties fo:color="#4f81bc" fo:font-size="11pt" fo:letter-spacing="-0.0016in" fo:font-weight="bold" style:font-name-asian="Cambria1" style:font-family-asian="Cambria" style:font-family-generic-asian="system" style:font-pitch-asian="variable" style:font-size-asian="11pt" style:font-weight-asian="bold" style:font-size-complex="11pt" style:font-weight-complex="bold" style:text-scale="100%"/>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2"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4"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5"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7"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8"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9" style:num-format="1">
        <style:list-level-properties text:list-level-position-and-space-mode="label-alignment">
          <style:list-level-label-alignment text:label-followed-by="listtab" fo:text-indent="-0.4035in" fo:margin-left="0.4846in"/>
        </style:list-level-properties>
      </text:list-level-style-number>
      <text:list-level-style-bullet text:level="2" text:style-name="ListLabel_20_10" text:bullet-char="•">
        <style:list-level-properties text:list-level-position-and-space-mode="label-alignment">
          <style:list-level-label-alignment text:label-followed-by="listtab" fo:text-indent="-0.1646in" fo:margin-left="0.4874in"/>
        </style:list-level-properties>
        <style:text-properties fo:font-family="Arial" style:font-style-name="Regular" style:font-family-generic="swiss" style:font-pitch="variable"/>
      </text:list-level-style-bullet>
      <text:list-level-style-bullet text:level="3" text:style-name="ListLabel_20_11" text:bullet-char="–">
        <style:list-level-properties text:list-level-position-and-space-mode="label-alignment">
          <style:list-level-label-alignment text:label-followed-by="listtab" fo:text-indent="-0.1752in" fo:margin-left="0.8453in"/>
        </style:list-level-properties>
        <style:text-properties fo:font-family="Georgia" style:font-style-name="Regular" style:font-pitch="variable"/>
      </text:list-level-style-bullet>
      <text:list-level-style-bullet text:level="4" text:bullet-char="•">
        <style:list-level-properties text:list-level-position-and-space-mode="label-alignment">
          <style:list-level-label-alignment text:label-followed-by="listtab" fo:text-indent="-0.1752in" fo:margin-left="2.0945in"/>
        </style:list-level-properties>
      </text:list-level-style-bullet>
      <text:list-level-style-bullet text:level="5" text:bullet-char="•">
        <style:list-level-properties text:list-level-position-and-space-mode="label-alignment">
          <style:list-level-label-alignment text:label-followed-by="listtab" fo:text-indent="-0.1752in" fo:margin-left="2.7189in"/>
        </style:list-level-properties>
      </text:list-level-style-bullet>
      <text:list-level-style-bullet text:level="6" text:bullet-char="•">
        <style:list-level-properties text:list-level-position-and-space-mode="label-alignment">
          <style:list-level-label-alignment text:label-followed-by="listtab" fo:text-indent="-0.1752in" fo:margin-left="3.3425in"/>
        </style:list-level-properties>
      </text:list-level-style-bullet>
      <text:list-level-style-bullet text:level="7" text:bullet-char="•">
        <style:list-level-properties text:list-level-position-and-space-mode="label-alignment">
          <style:list-level-label-alignment text:label-followed-by="listtab" fo:text-indent="-0.1752in" fo:margin-left="3.9661in"/>
        </style:list-level-properties>
      </text:list-level-style-bullet>
      <text:list-level-style-bullet text:level="8" text:bullet-char="•">
        <style:list-level-properties text:list-level-position-and-space-mode="label-alignment">
          <style:list-level-label-alignment text:label-followed-by="listtab" fo:text-indent="-0.1752in" fo:margin-left="4.5902in"/>
        </style:list-level-properties>
      </text:list-level-style-bullet>
      <text:list-level-style-bullet text:level="9" text:bullet-char="•">
        <style:list-level-properties text:list-level-position-and-space-mode="label-alignment">
          <style:list-level-label-alignment text:label-followed-by="listtab" fo:text-indent="-0.1752in" fo:margin-left="5.2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3in" fo:margin-left="0.3in"/>
        </style:list-level-properties>
        <style:text-properties fo:font-family="Symbol" style:font-charset="x-symbol"/>
      </text:list-level-style-bullet>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style:num-format="1">
        <style:list-level-properties text:list-level-position-and-space-mode="label-alignment">
          <style:list-level-label-alignment text:label-followed-by="listtab" fo:text-indent="-0.3366in" fo:margin-left="0.4193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4256in" fo:margin-left="0.5083in"/>
        </style:list-level-properties>
      </text:list-level-style-number>
      <text:list-level-style-bullet text:level="3" text:style-name="ListLabel_20_14" text:bullet-char="•">
        <style:list-level-properties text:list-level-position-and-space-mode="label-alignment">
          <style:list-level-label-alignment text:label-followed-by="listtab" fo:text-indent="-0.1772in" fo:margin-left="0.4154in"/>
        </style:list-level-properties>
        <style:text-properties fo:font-family="'Arial Unicode MS'"/>
      </text:list-level-style-bullet>
      <text:list-level-style-bullet text:level="4" text:bullet-char="•">
        <style:list-level-properties text:list-level-position-and-space-mode="label-alignment">
          <style:list-level-label-alignment text:label-followed-by="listtab" fo:text-indent="-0.1772in" fo:margin-left="1.8807in"/>
        </style:list-level-properties>
      </text:list-level-style-bullet>
      <text:list-level-style-bullet text:level="5" text:bullet-char="•">
        <style:list-level-properties text:list-level-position-and-space-mode="label-alignment">
          <style:list-level-label-alignment text:label-followed-by="listtab" fo:text-indent="-0.1772in" fo:margin-left="2.5646in"/>
        </style:list-level-properties>
      </text:list-level-style-bullet>
      <text:list-level-style-bullet text:level="6" text:bullet-char="•">
        <style:list-level-properties text:list-level-position-and-space-mode="label-alignment">
          <style:list-level-label-alignment text:label-followed-by="listtab" fo:text-indent="-0.1772in" fo:margin-left="3.248in"/>
        </style:list-level-properties>
      </text:list-level-style-bullet>
      <text:list-level-style-bullet text:level="7" text:bullet-char="•">
        <style:list-level-properties text:list-level-position-and-space-mode="label-alignment">
          <style:list-level-label-alignment text:label-followed-by="listtab" fo:text-indent="-0.1772in" fo:margin-left="3.9319in"/>
        </style:list-level-properties>
      </text:list-level-style-bullet>
      <text:list-level-style-bullet text:level="8" text:bullet-char="•">
        <style:list-level-properties text:list-level-position-and-space-mode="label-alignment">
          <style:list-level-label-alignment text:label-followed-by="listtab" fo:text-indent="-0.1772in" fo:margin-left="4.6154in"/>
        </style:list-level-properties>
      </text:list-level-style-bullet>
      <text:list-level-style-bullet text:level="9" text:bullet-char="•">
        <style:list-level-properties text:list-level-position-and-space-mode="label-alignment">
          <style:list-level-label-alignment text:label-followed-by="listtab" fo:text-indent="-0.1772in" fo:margin-left="5.29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5" text:bullet-char="-">
        <style:list-level-properties text:list-level-position-and-space-mode="label-alignment">
          <style:list-level-label-alignment text:label-followed-by="listtab" fo:text-indent="-0.25in" fo:margin-left="0.5835in"/>
        </style:list-level-properties>
        <style:text-properties fo:font-family="Cambria"/>
      </text:list-level-style-bullet>
      <text:list-level-style-bullet text:level="2" text:bullet-char="•">
        <style:list-level-properties text:list-level-position-and-space-mode="label-alignment">
          <style:list-level-label-alignment text:label-followed-by="listtab" fo:text-indent="-0.25in" fo:margin-left="1.1181in"/>
        </style:list-level-properties>
      </text:list-level-style-bullet>
      <text:list-level-style-bullet text:level="3" text:bullet-char="•">
        <style:list-level-properties text:list-level-position-and-space-mode="label-alignment">
          <style:list-level-label-alignment text:label-followed-by="listtab" fo:text-indent="-0.25in" fo:margin-left="1.6528in"/>
        </style:list-level-properties>
      </text:list-level-style-bullet>
      <text:list-level-style-bullet text:level="4" text:bullet-char="•">
        <style:list-level-properties text:list-level-position-and-space-mode="label-alignment">
          <style:list-level-label-alignment text:label-followed-by="listtab" fo:text-indent="-0.25in" fo:margin-left="2.1874in"/>
        </style:list-level-properties>
      </text:list-level-style-bullet>
      <text:list-level-style-bullet text:level="5" text:bullet-char="•">
        <style:list-level-properties text:list-level-position-and-space-mode="label-alignment">
          <style:list-level-label-alignment text:label-followed-by="listtab" fo:text-indent="-0.25in" fo:margin-left="2.722in"/>
        </style:list-level-properties>
      </text:list-level-style-bullet>
      <text:list-level-style-bullet text:level="6" text:bullet-char="•">
        <style:list-level-properties text:list-level-position-and-space-mode="label-alignment">
          <style:list-level-label-alignment text:label-followed-by="listtab" fo:text-indent="-0.25in" fo:margin-left="3.2571in"/>
        </style:list-level-properties>
      </text:list-level-style-bullet>
      <text:list-level-style-bullet text:level="7" text:bullet-char="•">
        <style:list-level-properties text:list-level-position-and-space-mode="label-alignment">
          <style:list-level-label-alignment text:label-followed-by="listtab" fo:text-indent="-0.25in" fo:margin-left="3.7917in"/>
        </style:list-level-properties>
      </text:list-level-style-bullet>
      <text:list-level-style-bullet text:level="8" text:bullet-char="•">
        <style:list-level-properties text:list-level-position-and-space-mode="label-alignment">
          <style:list-level-label-alignment text:label-followed-by="listtab" fo:text-indent="-0.25in" fo:margin-left="4.3264in"/>
        </style:list-level-properties>
      </text:list-level-style-bullet>
      <text:list-level-style-bullet text:level="9" text:bullet-char="•">
        <style:list-level-properties text:list-level-position-and-space-mode="label-alignment">
          <style:list-level-label-alignment text:label-followed-by="listtab" fo:text-indent="-0.25in" fo:margin-left="4.8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6"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17"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8"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19"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20"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1"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23"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text:bullet-char="">
        <style:list-level-properties text:list-level-position-and-space-mode="label-alignment">
          <style:list-level-label-alignment text:label-followed-by="listtab" fo:text-indent="-0.2508in" fo:margin-left="0.5693in"/>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2508in" fo:margin-left="1.2543in"/>
        </style:list-level-properties>
      </text:list-level-style-bullet>
      <text:list-level-style-bullet text:level="3" text:bullet-char="•">
        <style:list-level-properties text:list-level-position-and-space-mode="label-alignment">
          <style:list-level-label-alignment text:label-followed-by="listtab" fo:text-indent="-0.2508in" fo:margin-left="1.9398in"/>
        </style:list-level-properties>
      </text:list-level-style-bullet>
      <text:list-level-style-bullet text:level="4" text:bullet-char="•">
        <style:list-level-properties text:list-level-position-and-space-mode="label-alignment">
          <style:list-level-label-alignment text:label-followed-by="listtab" fo:text-indent="-0.2508in" fo:margin-left="2.6244in"/>
        </style:list-level-properties>
      </text:list-level-style-bullet>
      <text:list-level-style-bullet text:level="5" text:bullet-char="•">
        <style:list-level-properties text:list-level-position-and-space-mode="label-alignment">
          <style:list-level-label-alignment text:label-followed-by="listtab" fo:text-indent="-0.2508in" fo:margin-left="3.3098in"/>
        </style:list-level-properties>
      </text:list-level-style-bullet>
      <text:list-level-style-bullet text:level="6" text:bullet-char="•">
        <style:list-level-properties text:list-level-position-and-space-mode="label-alignment">
          <style:list-level-label-alignment text:label-followed-by="listtab" fo:text-indent="-0.2508in" fo:margin-left="3.9953in"/>
        </style:list-level-properties>
      </text:list-level-style-bullet>
      <text:list-level-style-bullet text:level="7" text:bullet-char="•">
        <style:list-level-properties text:list-level-position-and-space-mode="label-alignment">
          <style:list-level-label-alignment text:label-followed-by="listtab" fo:text-indent="-0.2508in" fo:margin-left="4.6799in"/>
        </style:list-level-properties>
      </text:list-level-style-bullet>
      <text:list-level-style-bullet text:level="8" text:bullet-char="•">
        <style:list-level-properties text:list-level-position-and-space-mode="label-alignment">
          <style:list-level-label-alignment text:label-followed-by="listtab" fo:text-indent="-0.2508in" fo:margin-left="5.3654in"/>
        </style:list-level-properties>
      </text:list-level-style-bullet>
      <text:list-level-style-bullet text:level="9" text:bullet-char="•">
        <style:list-level-properties text:list-level-position-and-space-mode="label-alignment">
          <style:list-level-label-alignment text:label-followed-by="listtab" fo:text-indent="-0.2508in" fo:margin-left="6.0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5" style:num-format="1">
        <style:list-level-properties text:list-level-position-and-space-mode="label-alignment">
          <style:list-level-label-alignment text:label-followed-by="listtab" fo:text-indent="-0.2508in" fo:margin-left="0.5693in"/>
        </style:list-level-properties>
      </text:list-level-style-number>
      <text:list-level-style-number text:level="2" text:style-name="ListLabel_20_26" style:num-format="1" text:display-levels="2">
        <style:list-level-properties text:list-level-position-and-space-mode="label-alignment">
          <style:list-level-label-alignment text:label-followed-by="listtab" fo:text-indent="-0.5008in" fo:margin-left="0.8193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fo:text-indent="-0.5008in" fo:margin-left="0.8193in"/>
        </style:list-level-properties>
      </text:list-level-style-number>
      <text:list-level-style-bullet text:level="4" text:bullet-char="•">
        <style:list-level-properties text:list-level-position-and-space-mode="label-alignment">
          <style:list-level-label-alignment text:label-followed-by="listtab" fo:text-indent="-0.5008in" fo:margin-left="2.2862in"/>
        </style:list-level-properties>
      </text:list-level-style-bullet>
      <text:list-level-style-bullet text:level="5" text:bullet-char="•">
        <style:list-level-properties text:list-level-position-and-space-mode="label-alignment">
          <style:list-level-label-alignment text:label-followed-by="listtab" fo:text-indent="-0.5008in" fo:margin-left="3.0193in"/>
        </style:list-level-properties>
      </text:list-level-style-bullet>
      <text:list-level-style-bullet text:level="6" text:bullet-char="•">
        <style:list-level-properties text:list-level-position-and-space-mode="label-alignment">
          <style:list-level-label-alignment text:label-followed-by="listtab" fo:text-indent="-0.5008in" fo:margin-left="3.7535in"/>
        </style:list-level-properties>
      </text:list-level-style-bullet>
      <text:list-level-style-bullet text:level="7" text:bullet-char="•">
        <style:list-level-properties text:list-level-position-and-space-mode="label-alignment">
          <style:list-level-label-alignment text:label-followed-by="listtab" fo:text-indent="-0.5008in" fo:margin-left="4.4866in"/>
        </style:list-level-properties>
      </text:list-level-style-bullet>
      <text:list-level-style-bullet text:level="8" text:bullet-char="•">
        <style:list-level-properties text:list-level-position-and-space-mode="label-alignment">
          <style:list-level-label-alignment text:label-followed-by="listtab" fo:text-indent="-0.5008in" fo:margin-left="5.2201in"/>
        </style:list-level-properties>
      </text:list-level-style-bullet>
      <text:list-level-style-bullet text:level="9" text:bullet-char="•">
        <style:list-level-properties text:list-level-position-and-space-mode="label-alignment">
          <style:list-level-label-alignment text:label-followed-by="listtab" fo:text-indent="-0.5008in" fo:margin-left="5.95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5%" fo:text-align="end" style:justify-single-word="false"/>
      <style:text-properties style:font-size-complex="10pt"/>
    </style:style>
    <style:style style:name="MP2" style:family="paragraph" style:parent-style-name="Text_20_body">
      <style:paragraph-properties fo:margin-left="0.028in" fo:margin-right="0in" fo:line-height="0.148in"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officeooo:rsid="0038930c"/>
    </style:style>
    <style:style style:name="M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0417in" fo:margin-bottom="0.55in" fo:margin-left="0.9307in" fo:margin-right="0.9165in" style:writing-mode="lr-tb" style:layout-grid-color="#c0c0c0" style:layout-grid-lines="23565"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701in" fo:margin-left="0in" fo:margin-right="0in" fo:margin-top="0.0902in" fo:background-color="transparent" style:dynamic-spacing="true" draw:fill="none" draw:fill-color="#729fcf"/>
      </style:footer-style>
    </style:page-layout>
  </office:automatic-styles>
  <office:master-styles>
    <style:master-page style:name="Standard" style:page-layout-name="Mpm1">
      <style:footer>
        <text:p text:style-name="MP1"><draw:custom-shape text:anchor-type="paragraph" draw:z-index="3" draw:name="Text Box 1" draw:style-name="Mgr1" draw:text-style-name="MP3" svg:width="0.1252in" svg:height="0.1669in" svg:x="4.1874in" svg:y="10.2972in"><text:p text:style-name="MP2"><text:page-number text:select-page="current">1</text:page-number><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1</text:page-number><text:span text:style-name="MT1">\</text:span><text:page-count>4</text:page-count><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 Fonseca i Casas</meta:initial-creator>
    <meta:editing-cycles>105</meta:editing-cycles>
    <meta:creation-date>2019-05-06T13:09:00</meta:creation-date>
    <dc:date>2022-05-26T19:34:41.016741760</dc:date>
    <meta:editing-duration>P2DT22H1M26S</meta:editing-duration>
    <meta:generator>LibreOffice/6.4.7.2$Linux_X86_64 LibreOffice_project/40$Build-2</meta:generator>
    <meta:document-statistic meta:table-count="0" meta:image-count="0" meta:object-count="5" meta:page-count="4" meta:paragraph-count="64" meta:word-count="1947" meta:character-count="11514" meta:non-whitespace-character-count="9625"/>
    <meta:user-defined meta:name="AppVersion">16.0000</meta:user-defined>
    <meta:user-defined meta:name="Created" meta:value-type="date">2015-04-30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6-02-23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sup>
          <mi>n</mi>
          <mi>'</mi>
        </msup>
        <mo stretchy="false">=</mo>
        <mi>n</mi>
      </mrow>
      <msup>
        <mrow>
          <mo fence="true" stretchy="false">(</mo>
          <mrow>
            <mrow>
              <mi>h</mi>
              <mo stretchy="false">/</mo>
              <msup>
                <mi>h</mi>
                <mi>'</mi>
              </msup>
            </mrow>
          </mrow>
          <mo fence="true" stretchy="false">)</mo>
        </mrow>
        <mn>2</mn>
      </msup>
    </mrow>
    <annotation encoding="StarMath 5.0">n^' = n(h/h^')^2
</annotation>
  </semantics>
</math>
</file>

<file path=Object 2/content.xml><?xml version="1.0" encoding="utf-8"?>
<math xmlns="http://www.w3.org/1998/Math/MathML" display="block">
  <semantics>
    <msup>
      <mi>n</mi>
      <mi>'</mi>
    </msup>
    <annotation encoding="StarMath 5.0">n^'</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sup>
      <mi>h</mi>
      <mi>'</mi>
    </msup>
    <annotation encoding="StarMath 5.0">h^'</annotation>
  </semantics>
</math>
</file>